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b1b" officeooo:paragraph-rsid="001bfb1b"/>
    </style:style>
    <style:style style:name="P2" style:family="paragraph" style:parent-style-name="Standard">
      <style:text-properties officeooo:rsid="001db4ef" officeooo:paragraph-rsid="001db4ef"/>
    </style:style>
    <style:style style:name="P3" style:family="paragraph" style:parent-style-name="Standard" style:list-style-name="L2">
      <style:text-properties officeooo:rsid="001db4ef" officeooo:paragraph-rsid="001db4ef"/>
    </style:style>
    <style:style style:name="P4" style:family="paragraph" style:parent-style-name="Standard" style:list-style-name="L2">
      <style:text-properties officeooo:paragraph-rsid="001db4ef"/>
    </style:style>
    <style:style style:name="P5" style:family="paragraph" style:parent-style-name="Standard">
      <style:text-properties officeooo:paragraph-rsid="001bfb1b"/>
    </style:style>
    <style:style style:name="P6" style:family="paragraph" style:parent-style-name="Standard">
      <style:text-properties fo:font-weight="bold" officeooo:rsid="001db4ef" officeooo:paragraph-rsid="001db4ef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</style:style>
    <style:style style:name="P8" style:family="paragraph" style:parent-style-name="Text_20_body" style:list-style-name="L1">
      <style:paragraph-properties fo:margin-top="0in" fo:margin-bottom="0.1043in" style:contextual-spacing="false" style:line-height-at-least="0.2917in" fo:padding="0in" fo:border="none"/>
    </style:style>
    <style:style style:name="T1" style:family="text">
      <style:text-properties officeooo:rsid="001b34ea"/>
    </style:style>
    <style:style style:name="T2" style:family="text">
      <style:text-properties fo:font-style="italic"/>
    </style:style>
    <style:style style:name="T3" style:family="text">
      <style:text-properties officeooo:rsid="001bfb1b"/>
    </style:style>
    <style:style style:name="T4" style:family="text">
      <style:text-properties officeooo:rsid="001db4ef"/>
    </style:style>
    <text:list-style style:name="L1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nation Resume</text:p>
      <text:p text:style-name="P2">Ciara Sullivan</text:p>
      <text:p text:style-name="Standard"/>
      <text:p text:style-name="Standard"><text:span text:style-name="T1">1. </text:span>How your project will benefit from React</text:p>
      <text:p text:style-name="Standard"/>
      <text:p text:style-name="P5"><text:span text:style-name="T3">I think rebuilding with React will make my code more consistent, navigable, and maintainable. I went a little crazy with my project, so I have a lot of content. It would be much easier to manage my content if </text:span><text:span text:style-name="T4">it was</text:span><text:span text:style-name="T3"> packaged into components. </text:span><text:span text:style-name="T4">I liked Nick’s idea of packaging written content into an external JSON file, but I’m not sure how to set that up. </text:span></text:p>
      <text:p text:style-name="P1"/>
      <text:p text:style-name="P1">I am hoping that React will make customizing Bootstrap elements much easier. I wasn’t happy with how the pills and tabs features were formatted, and it was difficult to adjust some of the default features. <text:span text:style-name="T4">I also didn’t get to create some of the functionality that I wanted with Bootstrap, for example I want my Builder form page to generate a PDF with all of the input fields filled in. I don’t know if that is something I can do with React, or if I’ll have to wait for the back-end course.</text:span></text:p>
      <text:p text:style-name="Standard"/>
      <text:p text:style-name="Standard"/>
      <text:p text:style-name="Standard">2. Expected List of React Components</text:p>
      <text:p text:style-name="Standard"/>
      <text:list xml:id="list3222497408" text:style-name="L2">
        <text:list-item>
          <text:p text:style-name="P3">Navbar</text:p>
          <text:list>
            <text:list-item>
              <text:p text:style-name="P3">It would be great to have one component to populate this, rather than building it on each page.</text:p>
            </text:list-item>
          </text:list>
        </text:list-item>
        <text:list-item>
          <text:p text:style-name="P4"><text:span text:style-name="T4">Resources Tabs</text:span></text:p>
          <text:list>
            <text:list-item>
              <text:p text:style-name="P3">I have articles organized into 2 sets of tabs, but they currently don’t look great on mobile. I’d like to make these more consistent with cleaner code and experiment to see what looks best.</text:p>
            </text:list-item>
          </text:list>
        </text:list-item>
        <text:list-item>
          <text:p text:style-name="P3">Builder Tabs</text:p>
          <text:list>
            <text:list-item>
              <text:p text:style-name="P4"><text:span text:style-name="T4">Every tab takes users to a new page of forms to build their “Donation Resume”, it would be great to organize that better in the code. Again, wasn’t a huge fan of the pills / tabs features in bootstrap so I’ll see if I can get better functionality with thes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4T09:04:56.422000000</meta:creation-date>
    <dc:date>2021-03-04T09:37:44.811000000</dc:date>
    <meta:editing-duration>PT1M57S</meta:editing-duration>
    <meta:editing-cycles>1</meta:editing-cycles>
    <meta:document-statistic meta:table-count="0" meta:image-count="0" meta:object-count="0" meta:page-count="1" meta:paragraph-count="12" meta:word-count="289" meta:character-count="1535" meta:non-whitespace-character-count="1263"/>
    <meta:generator>LibreOffice/7.0.2.2$Windows_X86_64 LibreOffice_project/8349ace3c3162073abd90d81fd06dcfb6b36b994</meta:generator>
  </office:meta>
</office:document-meta>
</file>